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1729" officeooo:paragraph-rsid="000d1729"/>
    </style:style>
    <style:style style:name="P2" style:family="paragraph" style:parent-style-name="Standard">
      <style:text-properties fo:font-weight="bold" officeooo:rsid="000d1729" officeooo:paragraph-rsid="000d1729" style:font-weight-asian="bold" style:font-weight-complex="bold"/>
    </style:style>
    <style:style style:name="P3" style:family="paragraph" style:parent-style-name="Standard">
      <style:text-properties fo:font-weight="bold" officeooo:rsid="000e3c9d" officeooo:paragraph-rsid="000e3c9d" style:font-weight-asian="bold" style:font-weight-complex="bold"/>
    </style:style>
    <style:style style:name="P4" style:family="paragraph" style:parent-style-name="Standard">
      <style:text-properties fo:font-weight="bold" officeooo:rsid="000e4f20" officeooo:paragraph-rsid="000e4f20" style:font-weight-asian="bold" style:font-weight-complex="bold"/>
    </style:style>
    <style:style style:name="P5" style:family="paragraph" style:parent-style-name="Standard">
      <style:text-properties fo:font-weight="bold" officeooo:rsid="001014b4" officeooo:paragraph-rsid="001014b4" style:font-weight-asian="bold" style:font-weight-complex="bold"/>
    </style:style>
    <style:style style:name="P6" style:family="paragraph" style:parent-style-name="Standard">
      <style:text-properties fo:font-weight="normal" officeooo:rsid="000d1729" officeooo:paragraph-rsid="000d1729" style:font-weight-asian="normal" style:font-weight-complex="normal"/>
    </style:style>
    <style:style style:name="P7" style:family="paragraph" style:parent-style-name="Standard">
      <style:text-properties fo:font-weight="normal" officeooo:rsid="000d50d9" officeooo:paragraph-rsid="000d50d9" style:font-weight-asian="normal" style:font-weight-complex="normal"/>
    </style:style>
    <style:style style:name="P8" style:family="paragraph" style:parent-style-name="Standard">
      <style:text-properties fo:font-weight="normal" officeooo:rsid="000d6a08" officeooo:paragraph-rsid="000d6a08" style:font-weight-asian="normal" style:font-weight-complex="normal"/>
    </style:style>
    <style:style style:name="P9" style:family="paragraph" style:parent-style-name="Standard">
      <style:text-properties fo:font-weight="normal" officeooo:rsid="000e3c9d" officeooo:paragraph-rsid="000e3c9d" style:font-weight-asian="normal" style:font-weight-complex="normal"/>
    </style:style>
    <style:style style:name="P10" style:family="paragraph" style:parent-style-name="Standard">
      <style:text-properties fo:font-weight="normal" officeooo:rsid="000e4f20" officeooo:paragraph-rsid="000e4f20" style:font-weight-asian="normal" style:font-weight-complex="normal"/>
    </style:style>
    <style:style style:name="P11" style:family="paragraph" style:parent-style-name="Standard">
      <style:text-properties officeooo:rsid="000e4f20" officeooo:paragraph-rsid="000e4f20"/>
    </style:style>
    <style:style style:name="P12" style:family="paragraph" style:parent-style-name="Standard">
      <style:paragraph-properties fo:break-before="page"/>
      <style:text-properties officeooo:rsid="000d1729" officeooo:paragraph-rsid="000d1729"/>
    </style:style>
    <style:style style:name="T1" style:family="text">
      <style:text-properties fo:font-weight="normal" style:font-weight-asian="normal" style:font-weight-complex="normal"/>
    </style:style>
    <style:style style:name="T2" style:family="text">
      <style:text-properties fo:font-weight="normal" officeooo:rsid="000e4f20" style:font-weight-asian="normal" style:font-weight-complex="normal"/>
    </style:style>
    <style:style style:name="T3" style:family="text">
      <style:text-properties fo:font-weight="normal" officeooo:rsid="001014b4" style:font-weight-asian="normal" style:font-weight-complex="normal"/>
    </style:style>
    <style:style style:name="T4" style:family="text">
      <style:text-properties officeooo:rsid="000d50d9"/>
    </style:style>
    <style:style style:name="T5" style:family="text">
      <style:text-properties officeooo:rsid="000d6a08"/>
    </style:style>
    <style:style style:name="T6" style:family="text">
      <style:text-properties officeooo:rsid="000e3c9d"/>
    </style:style>
    <style:style style:name="T7" style:family="text">
      <style:text-properties style:text-line-through-style="none" style:text-line-through-type="none" style:text-underline-style="none"/>
    </style:style>
    <style:style style:name="T8" style:family="text">
      <style:text-properties style:text-line-through-style="none" style:text-line-through-type="none" style:text-underline-style="none" officeooo:rsid="000e3c9d"/>
    </style:style>
    <style:style style:name="T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schrijving van de functionaliteit van MachineLearning.py</text:p>
      <text:p text:style-name="P1"/>
      <text:p text:style-name="P1">MachineLearning.py heeft 3 algoritmes:</text:p>
      <text:p text:style-name="P1"/>
      <text:p text:style-name="P1">1. Multi-Regressie</text:p>
      <text:p text:style-name="P1">2. Classificatie</text:p>
      <text:p text:style-name="P1">3. Poly-Regressie</text:p>
      <text:p text:style-name="P1"/>
      <text:p text:style-name="P1">Voordat deze worden uitgelegd moet ik twee andere punten behandelen:</text:p>
      <text:p text:style-name="P1"/>
      <text:p text:style-name="P1">1. Preprocessing</text:p>
      <text:p text:style-name="P1">2. Lq_Fit class</text:p>
      <text:p text:style-name="P11">3. Muteren</text:p>
      <text:p text:style-name="P1"/>
      <text:p text:style-name="P2">Preprocessing</text:p>
      <text:p text:style-name="P6">De preprocessing heeft een extentie gekregen dat een machine learning-vriendelijke versie maakt van de data. Dit doet het door 2 dingen:</text:p>
      <text:p text:style-name="P6">- Normaliseer de data: Transformeer alle datapunten zodat ze in een range komen van 0 tot 1.</text:p>
      <text:p text:style-name="P6">- Scheidt de DDVEC in een DDVEC_SIN en DDVEC_COS. Door deze waarde te scheiden in sinus en cosinus kunnen ze worden gebruikt als continue waarde.</text:p>
      <text:p text:style-name="P6"/>
      <text:p text:style-name="P2">Lq_Fit</text:p>
      <text:p text:style-name="P6">Deze class wordt gebruikt voor de multi-regressie en de classificatie. De Lq_Fit is een class dat is gemaakt om de beste attributen te vinden om een ander attribuut te voorspellen. Dit doet het door middel van een vorm van hillclimbing:</text:p>
      <text:p text:style-name="P6">1. Allereerst zet het een benchmark: Hoe accuraat is een gewone gok?</text:p>
      <text:p text:style-name="P6">2. Vervolgens houdt het een “key” bij. De key <text:span text:style-name="T4">bestaat uit de attributen die worden gebruikt voor het fitten en tot welke macht die attributen gaan. De key is altijd gebaseerd op de – tot nu toe – beste gevonden key. Hoe een nieuwe key wordt aangemaakt zal ik uitleggen onder het kopje “muteren”</text:span></text:p>
      <text:p text:style-name="P7">3. Uit <text:span text:style-name="T5">een trainingsset</text:span> <text:span text:style-name="T5">wordt de data gehaald van de attributen in de key. De matrix die hier uit komt noem ik de X matrix.</text:span></text:p>
      <text:p text:style-name="P8">4. Er wordt een least squares oplossing gevonden van de X matrix en de te voorspellen waarde. Deze oplossing nom ik de ‘fit’.</text:p>
      <text:p text:style-name="P8">5. De fit wordt getest op een developer set. De error die wordt gevonden <text:span text:style-name="T6">(lees: squared error)</text:span> wordt vergeleken met de <text:span text:style-name="T6">error van de –</text:span><text:span text:style-name="T8"> tot nu toe – beste gevonden key. Als de error lager is, dan wordt de “beste gevonden key” vervangen door de nieuwe key.</text:span></text:p>
      <text:p text:style-name="P8"><text:span text:style-name="T8">* note. De error wordt kunstmatig <text:s/>hoger gemaakt voor een key waarin veel attributen zitten. Hierdoor kan soms een slechter voorspellendere key toch verkozen als “beste gevonden key” wanneer de nieuwe key een stuk korter is.</text:span></text:p>
      <text:p text:style-name="P9"><text:span text:style-name="T8">6. </text:span><text:span text:style-name="T7">Als er geen betere oplossingen meer worden gevonden, stopt het programma en laat het de beste gevonden key zien met zijn error.</text:span></text:p>
      <text:p text:style-name="P8"/>
      <text:p text:style-name="P3">Muteren</text:p>
      <text:p text:style-name="P3"><text:span text:style-name="T1">Een nieuwe key wordt gemaakt door de bestaande beste key te “muteren”. Een mutatie is altijd een van de volgende drie:</text:span></text:p>
      <text:p text:style-name="P3"><text:span text:style-name="T1"/></text:p>
      <text:p text:style-name="P3"><text:span text:style-name="T1">1. Er wordt een attribuut (dat nog niet in de key voorkomt) met een macht van 1 toegevoegd.</text:span></text:p>
      <text:p text:style-name="P3"><text:span text:style-name="T1">2. Er wordt een attribuut met een bepaalde macht verwijderd.</text:span></text:p>
      <text:p text:style-name="P3"><text:span text:style-name="T1">3. Er wordt een attribuut (dat al in de key voorkomt) toegevoegd met een macht hoger dan de bestaande hoogste macht van dat attribuut in de key.</text:span></text:p>
      <text:p text:style-name="P3"><text:span text:style-name="T1"/></text:p>
      <text:p text:style-name="P3"><text:span text:style-name="T1">Welk van deze drie wordt gedaan en met welk attribuut het gebeurd, is willekeurig. Maar er worden een paar stappen ondernomen om dit proces efficiënter te laten verlopen.</text:span></text:p>
      <text:p text:style-name="P3"><text:span text:style-name="T1"/></text:p>
      <text:p text:style-name="P3"><text:span text:style-name="T1">1. </text:span><text:span text:style-name="T2">De class</text:span><text:span text:style-name="T1"> houdt bij welke verleden mutaties er zijn gebeurd. Als een bepaalde mutatie niet een gunstigere key leverde, dan wordt die mutatie niet opnieuw geprobeerd. </text:span><text:span text:style-name="T2">Als een betere mutatie wordt gevonden, worden alle verleden mutaties weer ‘vergeten’.</text:span></text:p>
      <text:p text:style-name="P3"><text:soft-page-break/><text:span text:style-name="T1">2. </text:span><text:span text:style-name="T2">De “fit” wordt meegegeven bij het muteren. Zo worden attributen sneller verwijderd wanneer zij een lage waarde in de fit hebben. En krijgen attributen sneller een hogere macht als ze een hoge waarde in de fit hebben.</text:span></text:p>
      <text:p text:style-name="P4"><text:span text:style-name="T1">3. Als alle mutaties zijn geprobeerd zonder dat er een betere key is gevonden, eindigt de class (zoals beschreven in stap 6 onder het kopje “Lq_Fit”.</text:span></text:p>
      <text:p text:style-name="P4"><text:span text:style-name="T1"/></text:p>
      <text:p text:style-name="P1"><text:span text:style-name="T9"/></text:p>
      <text:p text:style-name="P12"><text:span text:style-name="T9">Multi-Regressie</text:span></text:p>
      <text:p text:style-name="P2"><text:span text:style-name="T1">De multi-regressie kan een schatting maken van de waarde van een attribuut in een datapunt als andere info over dat datapunt wordt gegeven. - Dit heeft momenteel geen daadwerkelijk nut voor onze demo of presentatie, maar ik kwam er langs toen ik de seizoens-voorspeller aan het maken was – De waardes worden hier gebruikt alsof het continue waardes zijn, zelfs de “tijdvakken waarin X is gemeten”</text:span></text:p>
      <text:p text:style-name="P2"><text:span text:style-name="T1"/></text:p>
      <text:p text:style-name="P4"><text:span text:style-name="T1">Muli-Regressie gebruikt de Lq_Fit class en werkt dus grotendeels zoals daar is beschreven.</text:span></text:p>
      <text:p text:style-name="P4"><text:span text:style-name="T1"/></text:p>
      <text:p text:style-name="P4">Classificatie</text:p>
      <text:p text:style-name="P10">De classificatie is specifiek gemaakt voor de seizoenen. En gebruikt ook de Lq_Fit class. Functioneel is het hetzelfde als de Multi-Regressie, met twee afwijkingen.</text:p>
      <text:p text:style-name="P10"/>
      <text:p text:style-name="P10">1. De classificatie gebruikt 4 fits in plaats van 1. Elk van de fits is gespecialiseerd op het identificeren van 1 van de seizoenen. Het seizoen wordt gekozen op basis van de fit die de hoogste waarde terug geeft.</text:p>
      <text:p text:style-name="P10">2. De error-functie van de classificatie is niet de squared error, maar simpelweg een optelling van hoe veel datapunten niet juist zijn voorspeld.</text:p>
      <text:p text:style-name="P10"/>
      <text:p text:style-name="P4">Poly-Regressie</text:p>
      <text:p text:style-name="P4"><text:span text:style-name="T1">De poly-regressie gebuikt niet de Lq_Fit class, want het heeft geen ingewikkelde mutator-functie </text:span><text:span text:style-name="T3">nodig.</text:span></text:p>
      <text:p text:style-name="P4"><text:span text:style-name="T3"/></text:p>
      <text:p text:style-name="P5"><text:span text:style-name="T3">D</text:span><text:span text:style-name="T1">e poly-regressie neemt telkens de macht toe van een attribuut en noteert de squared error van de Least Squares fit. Wanneer het toenemen van de macht niet langer een lagere error geeft, stopt het programma en returnt het de optimale macht voor de f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3:38:29.828948544</meta:creation-date>
    <dc:date>2018-06-27T14:55:56.863822380</dc:date>
    <meta:editing-duration>PT4M6S</meta:editing-duration>
    <meta:editing-cycles>1</meta:editing-cycles>
    <meta:document-statistic meta:table-count="0" meta:image-count="0" meta:object-count="0" meta:page-count="3" meta:paragraph-count="41" meta:word-count="788" meta:character-count="4718" meta:non-whitespace-character-count="3965"/>
    <meta:generator>LibreOffice/6.0.3.2$Linux_X86_64 LibreOffice_project/00m0$Build-2</meta:generator>
  </office:meta>
</office:document-meta>
</file>